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>W</mi>
      <mrow>
        <mspace width="0.5em"/>
        <mo stretchy="false">=</mo>
        <mspace width="0.5em"/>
      </mrow>
      <mfrac>
        <mn>1</mn>
        <mn>2</mn>
      </mfrac>
      <mspace width="0.5em"/>
      <mrow>
        <mo stretchy="false">∫</mo>
        <msup>
          <mtext>d</mtext>
          <mn>3</mn>
        </msup>
      </mrow>
      <mi>r</mi>
      <mspace width="0.5em"/>
      <mstyle mathvariant="bold">
        <mi>E</mi>
      </mstyle>
      <mrow>
        <mspace width="0.5em"/>
        <mo stretchy="false">⋅</mo>
        <mspace width="0.5em"/>
      </mrow>
      <mstyle mathvariant="bold">
        <mi>D</mi>
      </mstyle>
    </mrow>
    <annotation encoding="StarMath 5.0">W `=` 1 over 2 ` int "d" ^3 r ` bold E `cdot` bold D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5T21:18:07.585000000</meta:creation-date>
    <meta:generator>LibreOffice/4.2.4.2$Windows_x86 LibreOffice_project/63150712c6d317d27ce2db16eb94c2f3d7b699f8</meta:generator>
  </office:meta>
</office:document-meta>
</file>